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decorative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jstalinea" style:list-style-name="L1">
      <style:text-properties officeooo:rsid="0009e4cc" officeooo:paragraph-rsid="0009f56a"/>
    </style:style>
    <style:style style:name="P2" style:family="paragraph" style:parent-style-name="Lijstalinea" style:list-style-name="L1">
      <style:text-properties officeooo:paragraph-rsid="0009f56a"/>
    </style:style>
    <style:style style:name="P3" style:family="paragraph" style:parent-style-name="Lijstalinea">
      <style:paragraph-properties fo:margin-left="0cm" fo:margin-right="0cm" fo:text-indent="0cm" style:auto-text-indent="false"/>
      <style:text-properties fo:language="en" fo:country="GB" officeooo:rsid="000a2a77" officeooo:paragraph-rsid="000a2a77"/>
    </style:style>
    <style:style style:name="P4" style:family="paragraph" style:parent-style-name="Lijstalinea">
      <style:paragraph-properties fo:margin-left="0cm" fo:margin-right="0cm" fo:text-indent="0cm" style:auto-text-indent="false"/>
      <style:text-properties fo:language="en" fo:country="GB" officeooo:rsid="000a2a77" officeooo:paragraph-rsid="000e4855"/>
    </style:style>
    <style:style style:name="P5" style:family="paragraph" style:parent-style-name="Lijstalinea">
      <style:paragraph-properties fo:margin-left="0cm" fo:margin-right="0cm" fo:text-indent="0cm" style:auto-text-indent="false"/>
      <style:text-properties officeooo:paragraph-rsid="000c1df4"/>
    </style:style>
    <style:style style:name="P6" style:family="paragraph" style:parent-style-name="Standard">
      <style:text-properties officeooo:rsid="0009e4cc" officeooo:paragraph-rsid="0009e4cc"/>
    </style:style>
    <style:style style:name="P7" style:family="paragraph" style:parent-style-name="Standard">
      <style:text-properties fo:font-weight="bold" officeooo:rsid="0009e4cc" officeooo:paragraph-rsid="0009e4cc" style:font-weight-asian="bold" style:font-weight-complex="bold"/>
    </style:style>
    <style:style style:name="P8" style:family="paragraph" style:parent-style-name="Standard">
      <style:text-properties officeooo:paragraph-rsid="0009f56a"/>
    </style:style>
    <style:style style:name="P9" style:family="paragraph" style:parent-style-name="Standard">
      <style:text-properties fo:language="en" fo:country="GB" officeooo:rsid="0009e4cc" officeooo:paragraph-rsid="0009e4cc"/>
    </style:style>
    <style:style style:name="T1" style:family="text">
      <style:text-properties officeooo:rsid="000c6329"/>
    </style:style>
    <style:style style:name="T2" style:family="text">
      <style:text-properties officeooo:rsid="000db722"/>
    </style:style>
    <style:style style:name="T3" style:family="text">
      <style:text-properties officeooo:rsid="000e4855"/>
    </style:style>
    <style:style style:name="T4" style:family="text">
      <style:text-properties fo:language="en" fo:country="GB" officeooo:rsid="000c1df4"/>
    </style:style>
    <style:style style:name="T5" style:family="text">
      <style:text-properties fo:language="en" fo:country="GB" officeooo:rsid="000e4855"/>
    </style:style>
    <style:style style:name="T6" style:family="text">
      <style:text-properties fo:language="en" fo:country="GB" officeooo:rsid="000c6329"/>
    </style:style>
    <style:style style:name="T7" style:family="text">
      <style:text-properties fo:language="en" fo:country="GB" officeooo:rsid="000e4855" style:font-name-complex="Mangal" style:font-size-complex="10.5pt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onke de Par Blog</text:p>
      <text:p text:style-name="P6">Proposed adjustments</text:p>
      <text:p text:style-name="P6">Tjitze de Boer</text:p>
      <text:p text:style-name="P9"/>
      <text:p text:style-name="P9"/>
      <text:p text:style-name="P4">A way to edit and delete the blogposts.</text:p>
      <text:p text:style-name="P4"><text:span text:style-name="T3">A way to edit and delete</text:span> <text:span text:style-name="T2">the</text:span> wenken.</text:p>
      <text:p text:style-name="P3"/>
      <text:p text:style-name="P5"><text:span text:style-name="T4">And the addition of </text:span><text:span text:style-name="T5">a</text:span><text:span text:style-name="T4"> </text:span><text:span text:style-name="T7">given</text:span><text:span text:style-name="T4"> text for the </text:span><text:span text:style-name="T6">info</text:span><text:span text:style-name="T4">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decorative" style:font-pitch="variable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jstalinea" style:family="paragraph" style:parent-style-name="Standard">
      <style:paragraph-properties fo:margin-left="1.27cm" fo:margin-right="0cm" fo:margin-top="0cm" fo:margin-bottom="0cm" loext:contextual-spacing="tru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SimSun1" style:font-family-asian="NSimSun" style:font-family-generic-asian="modern" style:font-pitch-asian="fixed" style:font-name-complex="Arial2" style:font-family-complex="Arial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1T10:29:33.094000000</meta:creation-date>
    <meta:generator>LibreOffice/6.4.0.3$Windows_X86_64 LibreOffice_project/b0a288ab3d2d4774cb44b62f04d5d28733ac6df8</meta:generator>
    <dc:date>2022-02-16T12:37:51.085000000</dc:date>
    <meta:editing-duration>P15DT50M11S</meta:editing-duration>
    <meta:editing-cycles>6</meta:editing-cycles>
    <meta:document-statistic meta:table-count="0" meta:image-count="0" meta:object-count="0" meta:page-count="1" meta:paragraph-count="6" meta:word-count="36" meta:character-count="177" meta:non-whitespace-character-count="147"/>
  </office:meta>
</office:document-meta>
</file>